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43B94554F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0dc288"/>
    </style:style>
    <style:style style:name="P2" style:family="paragraph" style:parent-style-name="Header">
      <style:paragraph-properties style:snap-to-layout-grid="false"/>
      <style:text-properties fo:font-size="11.5pt" fo:font-style="normal" fo:font-weight="normal" officeooo:paragraph-rsid="000dc288" style:font-size-asian="11.5pt" style:font-style-asian="normal" style:font-weight-asian="normal" style:font-size-complex="11.5pt"/>
    </style:style>
    <style:style style:name="P3" style:family="paragraph" style:parent-style-name="Header">
      <style:text-properties fo:font-size="11.5pt" fo:font-style="normal" fo:font-weight="normal" officeooo:paragraph-rsid="000dc288" style:font-size-asian="11.5pt" style:font-style-asian="normal" style:font-weight-asian="normal" style:font-size-complex="11.5pt"/>
    </style:style>
    <style:style style:name="P4" style:family="paragraph" style:parent-style-name="Standard">
      <style:text-properties officeooo:paragraph-rsid="000dc288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officeooo:paragraph-rsid="000dc288" style:font-size-asian="11pt" style:font-name-complex="Ari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officeooo:rsid="000dc288" officeooo:paragraph-rsid="000dc288" style:font-size-asian="11pt" style:font-name-complex="Ari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officeooo:paragraph-rsid="000dc288" style:font-size-asian="11pt" style:font-weight-asian="bold" style:font-name-complex="Ari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officeooo:paragraph-rsid="000dc288" style:font-name-asian="Arial" style:font-size-asian="11pt" style:font-name-complex="Ari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fo:font-style="italic" officeooo:rsid="000dc288" officeooo:paragraph-rsid="000dc288" style:font-size-asian="11pt" style:font-style-asian="italic" style:font-name-complex="Arial" style:font-style-complex="italic" style:font-weight-complex="bold"/>
    </style:style>
    <style:style style:name="P1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fo:font-weight="bold" officeooo:paragraph-rsid="000dc288" style:font-size-asian="11pt" style:font-weight-asian="bold" style:font-name-complex="Arial" style:font-weight-complex="bold"/>
    </style:style>
    <style:style style:name="P1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style:text-underline-style="solid" style:text-underline-width="auto" style:text-underline-color="font-color" fo:font-weight="bold" officeooo:paragraph-rsid="000dc288" style:font-size-asian="11pt" style:font-weight-asian="bold" style:font-name-complex="Arial" style:font-weight-complex="bold"/>
    </style:style>
    <style:style style:name="P1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officeooo:paragraph-rsid="000dc288" style:font-size-asian="11pt" style:font-name-complex="Arial" style:font-weight-complex="bold"/>
    </style:style>
    <style:style style:name="P13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Arial" fo:font-size="11pt" officeooo:paragraph-rsid="000dc288" style:font-size-asian="11pt" style:font-name-complex="Arial" style:font-weight-complex="bold"/>
    </style:style>
    <style:style style:name="P14" style:family="paragraph" style:parent-style-name="Standard" style:list-style-name="WW8Num19">
      <style:paragraph-properties fo:text-align="justify" style:justify-single-word="false"/>
      <style:text-properties style:font-name="Arial" fo:font-size="11pt" officeooo:paragraph-rsid="000dc288" style:font-size-asian="11pt" style:font-name-complex="Arial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Arial" fo:font-size="11pt" officeooo:paragraph-rsid="000dc288" style:font-size-asian="11pt" style:font-name-complex="Arial" style:font-weight-complex="bold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Arial" fo:font-size="11pt" officeooo:rsid="000dc288" officeooo:paragraph-rsid="000dc288" style:font-size-asian="11pt" style:font-name-complex="Arial" style:font-weight-complex="bold"/>
    </style:style>
    <style:style style:name="P17" style:family="paragraph" style:parent-style-name="Standard" style:list-style-name="L3">
      <style:paragraph-properties fo:text-align="justify" style:justify-single-word="false"/>
      <style:text-properties style:font-name="Arial" fo:font-size="11pt" officeooo:rsid="000dc288" officeooo:paragraph-rsid="000dc288" style:font-size-asian="11pt" style:font-name-complex="Ari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officeooo:rsid="000dc288" officeooo:paragraph-rsid="000dc288" style:font-size-asian="11pt" style:font-name-complex="Arial" style:font-weight-complex="bold"/>
    </style:style>
    <style:style style:name="T1" style:family="text">
      <style:text-properties fo:font-size="11.5pt" fo:font-style="normal" fo:font-weight="normal" style:font-size-asian="11.5pt" style:font-style-asian="normal" style:font-weight-asian="normal" style:font-size-complex="11.5pt"/>
    </style:style>
    <style:style style:name="T2" style:family="text">
      <style:text-properties fo:font-size="11.5pt" fo:font-style="normal" fo:font-weight="normal" officeooo:rsid="0012ca35" style:font-size-asian="11.5pt" style:font-style-asian="normal" style:font-weight-asian="normal" style:font-size-complex="11.5pt"/>
    </style:style>
    <style:style style:name="T3" style:family="text">
      <style:text-properties fo:font-weight="bold" style:font-weight-asian="bold"/>
    </style:style>
    <style:style style:name="T4" style:family="text">
      <style:text-properties style:font-name-asian="Ari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diciones de entrega y de evaluación.</text:p>
      <text:p text:style-name="P10"/>
      <text:p text:style-name="P7">Entrega:</text:p>
      <text:p text:style-name="P11"/>
      <text:p text:style-name="P12">Práctica individual con apuntes.</text:p>
      <text:p text:style-name="P12">Entrega en un solo documento comprimido en el Moodle del curso, en la sesión de práctica (2h), con el formato de nombre:</text:p>
      <text:p text:style-name="P12"/>
      <text:list xml:id="list2913004805500963085" text:style-name="WW8Num19">
        <text:list-item>
          <text:p text:style-name="P14">COGNOM1_COGNOM2_NOM.RAR</text:p>
        </text:list-item>
      </text:list>
      <text:p text:style-name="P13"/>
      <text:list xml:id="list4642538272749854379" text:style-name="L1">
        <text:list-item>
          <text:list>
            <text:list-item>
              <text:p text:style-name="P15">El documento RAR contendrá los 4 archivos de codificación. Ejercicio1.doc , Ejercicio2.c, etc..</text:p>
            </text:list-item>
          </text:list>
        </text:list-item>
      </text:list>
      <text:p text:style-name="P8"><text:s text:c="6"/></text:p>
      <text:p text:style-name="P5"><text:span text:style-name="T4"><text:s text:c="6"/></text:span>No se aceptarán entregas fuera de plazo.</text:p>
      <text:p text:style-name="P7"/>
      <text:p text:style-name="P7">Criterios de Evaluación:</text:p>
      <text:p text:style-name="P10"/>
      <text:list xml:id="list130920654168637" text:continue-numbering="true" text:style-name="L1">
        <text:list-item>
          <text:p text:style-name="P15">Imprescindible para puntuación que el programa compile y no genere ningún error, en caso contrario se considera un 0.</text:p>
        </text:list-item>
      </text:list>
      <text:p text:style-name="P12"/>
      <text:list xml:id="list130920654179095" text:continue-numbering="true" text:style-name="L1">
        <text:list-item>
          <text:p text:style-name="P15">Se valorarán únicamente los apartados que realicen la función exacta que solicita el enunciado.</text:p>
        </text:list-item>
      </text:list>
      <text:p text:style-name="P12"/>
      <text:list xml:id="list130920669166070" text:continue-numbering="true" text:style-name="L1">
        <text:list-item>
          <text:p text:style-name="P15">Se valorará NEGATIVAMENTE el uso innecesario de variables y estructuras de control (Optimizar código).</text:p>
        </text:list-item>
      </text:list>
      <text:p text:style-name="P5"/>
      <text:list xml:id="list130920669151685" text:continue-numbering="true" text:style-name="L1">
        <text:list-item>
          <text:p text:style-name="P15">Las expresiones algorítmicas en las estructuras de control tienen un peso fundamental en la puntuación de la práctica. Revisad que el uso de <text:span text:style-name="T3">&lt; &gt; != &amp;&amp; || </text:span>sea correcto</text:p>
        </text:list-item>
      </text:list>
      <text:p text:style-name="P5"/>
      <text:p text:style-name="P5"/>
      <text:p text:style-name="P6">1. (1p)Elaborar un programa que realice la conversión de psi a bares (unidades de presión). Donde 1bar = 14,5038 psi pulgadas.</text:p>
      <text:p text:style-name="P6"/>
      <text:p text:style-name="P6"/>
      <text:p text:style-name="P6">2. (1p) Determinar si un número es impar y múltiplo de 5. </text:p>
      <text:p text:style-name="P6"/>
      <text:p text:style-name="P6">3. (4p) Diseña un programa que calcule el impuesto de sucesiones que se debe abonar al recibir una herencia. </text:p>
      <text:list xml:id="list6188190749123399124" text:style-name="L2">
        <text:list-item>
          <text:p text:style-name="P16">Si la herencia esta tasada entre 0,01 € y 10.000 euros se pagará un 5% </text:p>
        </text:list-item>
        <text:list-item>
          <text:p text:style-name="P16">Si la herencia esta tasada entre 10.000,01 y 100.000 euros se pagará un 10% </text:p>
        </text:list-item>
        <text:list-item>
          <text:p text:style-name="P16">Si la herencia esta tasada entre 100.000,01 y 250.000 euros se pagará un 20% </text:p>
        </text:list-item>
        <text:list-item>
          <text:p text:style-name="P16">Si es mayor que 250.000€ se pagará un 25%. </text:p>
          <text:p text:style-name="P16"/>
        </text:list-item>
      </text:list>
      <text:p text:style-name="P6">Adicionalmente se contemplan las siguientes bonificaciones: </text:p>
      <text:list xml:id="list3421236062578530150" text:style-name="L3">
        <text:list-item>
          <text:p text:style-name="P17">Si el heredero es menor de 18 no tributa impuesto de sucesiones. </text:p>
        </text:list-item>
        <text:list-item>
          <text:p text:style-name="P17">Si el heredero es familiar directo en primer grado (padre o hijos) el tipo se reducirá un 90% </text:p>
        </text:list-item>
        <text:list-item>
          <text:p text:style-name="P17">Si el heredero es familiar en segundo grado (tios o sobrino) el tipo se reducirá un 50% </text:p>
          <text:p text:style-name="P17"/>
        </text:list-item>
      </text:list>
      <text:p text:style-name="P9"><text:soft-page-break/>Codigo estructurado, claro y comentado (0,5ptos) </text:p>
      <text:p text:style-name="P9">Recogidos y codificados todos los datos necesarios (0,5 ptos) </text:p>
      <text:p text:style-name="P9">Calculo del impuesto sin reducciones (1,5 ptos si compila y cumple todos los casos) </text:p>
      <text:p text:style-name="P9">Calculo de las bonificaciones (1,5 ptos si compila y cumple todos los casos) </text:p>
      <text:p text:style-name="P6"/>
      <text:p text:style-name="P6">4 (4p) El programa pide tres números enteros. A continuación ofrece en un menú las siguientes opciones </text:p>
      <text:p text:style-name="P6"/>
      <text:p text:style-name="P6">a) Calcula máximo </text:p>
      <text:p text:style-name="P6">b) Calcula mínimo </text:p>
      <text:p text:style-name="P6">c) Calcula media </text:p>
      <text:p text:style-name="P6"/>
      <text:p text:style-name="P6">La resolución del menú se debe hacer con un switch obligatoriamente. </text:p>
      <text:p text:style-name="P6"/>
      <text:p text:style-name="P9">Código estructurado, claro y comentado (0.5pto). </text:p>
      <text:p text:style-name="P9">Menú bien diseñado y operativo (0.75 ptos si compila y cumple todos los casos). </text:p>
      <text:p text:style-name="P9">Cálculo máximo (1 ptos si compila y es operativo). </text:p>
      <text:p text:style-name="P9">Cálculo mínimo (1 ptos si compila y es operativo). </text:p>
      <text:p text:style-name="P9">Cálculo media (0,75 ptos si compila y es operativo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1" svg:font-family="'Courier New'" style:font-family-generic="moder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Puntuació" style:family="text" style:parent-style-name="Fuente_20_de_20_párrafo_20_predeter.">
      <style:text-properties fo:font-size="12pt" fo:letter-spacing="-0.005cm" fo:language="ca" fo:country="ES" fo:font-style="italic" fo:font-weight="bold" style:font-size-asian="12pt" style:font-style-asian="italic" style:font-weight-asian="bold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2.518cm" fo:margin-left="2.492cm" table:align="left" style:writing-mode="lr-tb"/>
    </style:style>
    <style:style style:name="Tabla2.A" style:family="table-column">
      <style:table-column-properties style:column-width="8.001cm"/>
    </style:style>
    <style:style style:name="Tabla2.B" style:family="table-column">
      <style:table-column-properties style:column-width="4.517cm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3" style:family="table-row">
      <style:table-row-properties fo:keep-together="auto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ffffff" fo:border-bottom="0.5pt solid #000000" style:writing-mode="lr-tb"/>
    </style:style>
    <style:style style:name="MP1" style:family="paragraph" style:parent-style-name="Header">
      <style:text-properties officeooo:paragraph-rsid="000dc288"/>
    </style:style>
    <style:style style:name="MP2" style:family="paragraph" style:parent-style-name="Header">
      <style:paragraph-properties style:snap-to-layout-grid="false"/>
      <style:text-properties fo:font-size="11.5pt" fo:font-style="normal" fo:font-weight="normal" officeooo:paragraph-rsid="000dc288" style:font-size-asian="11.5pt" style:font-style-asian="normal" style:font-weight-asian="normal" style:font-size-complex="11.5pt"/>
    </style:style>
    <style:style style:name="MP3" style:family="paragraph" style:parent-style-name="Header">
      <style:text-properties fo:font-size="11.5pt" fo:font-style="normal" fo:font-weight="normal" officeooo:paragraph-rsid="000dc288" style:font-size-asian="11.5pt" style:font-style-asian="normal" style:font-weight-asian="normal" style:font-size-complex="11.5pt"/>
    </style:style>
    <style:style style:name="MP4" style:family="paragraph" style:parent-style-name="Standard">
      <style:text-properties officeooo:paragraph-rsid="000dc288"/>
    </style:style>
    <style:style style:name="MT1" style:family="text">
      <style:text-properties fo:font-size="11.5pt" fo:font-style="normal" fo:font-weight="normal" style:font-size-asian="11.5pt" style:font-style-asian="normal" style:font-weight-asian="normal" style:font-size-complex="11.5pt"/>
    </style:style>
    <style:style style:name="MT2" style:family="text"/>
    <style:style style:name="MT3" style:family="text">
      <style:text-properties fo:font-size="11.5pt" fo:font-style="normal" fo:font-weight="normal" officeooo:rsid="0012ca35" style:font-size-asian="11.5pt" style:font-style-asian="normal" style:font-weight-asian="normal" style:font-size-complex="11.5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gráficos1" text:anchor-type="char" svg:x="-2.942cm" svg:y="0.307cm" svg:width="2.646cm" svg:height="1.773cm" draw:z-index="1"><draw:image xlink:href="Pictures/100000000000006400000043B94554F6.jpg" xlink:type="simple" xlink:show="embed" xlink:actuate="onLoad"/></draw:frame><text:span text:style-name="Puntuació"><text:span text:style-name="MT1">Mòdul 3 Programació Bàsica</text:span></text:span></text:p>
            </table:table-cell>
            <table:table-cell table:style-name="Tabla2.B1" table:number-rows-spanned="2" office:value-type="string">
              <text:p text:style-name="MP1"><text:span text:style-name="Puntuació"><text:span text:style-name="MT1">Nota:</text:span></text:span></text:p>
            </table:table-cell>
          </table:table-row>
          <table:table-row table:style-name="Tabla2.1">
            <table:table-cell table:style-name="Tabla2.A1" office:value-type="string">
              <text:p text:style-name="MP1"><text:span text:style-name="Puntuació"><text:span text:style-name="MT1">Curs: DAW</text:span></text:span></text:p>
            </table:table-cell>
            <table:covered-table-cell/>
          </table:table-row>
          <table:table-row table:style-name="Tabla2.3">
            <table:table-cell table:style-name="Tabla2.A1" office:value-type="string">
              <text:p text:style-name="MP1"><text:span text:style-name="Puntuació"><text:span text:style-name="MT1">UF1-NF1 Pràctica 1 estructures alternatives (7%)</text:span></text:span></text:p>
            </table:table-cell>
            <table:table-cell table:style-name="Tabla2.B3" office:value-type="string">
              <text:p text:style-name="MP2"><text:span text:style-name="Puntuació"/></text:p>
            </table:table-cell>
          </table:table-row>
          <table:table-row table:style-name="Tabla2.3">
            <table:table-cell table:style-name="Tabla2.A1" office:value-type="string">
              <text:p text:style-name="MP3"><text:span text:style-name="Puntuació">Professor: <text:s/>David Pascual</text:span></text:p>
            </table:table-cell>
            <table:table-cell table:style-name="Tabla2.B1" office:value-type="string">
              <text:p text:style-name="MP1"><text:span text:style-name="Puntuació"><text:span text:style-name="MT1">Data: </text:span></text:span><text:span text:style-name="Puntuació"><text:span text:style-name="MT3">22</text:span></text:span><text:span text:style-name="Puntuació"><text:span text:style-name="MT1">/10/2015</text:span></text:span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23:51:32.485314226</meta:creation-date>
    <dc:date>2015-10-22T13:09:20.524000000</dc:date>
    <meta:editing-duration>P0D</meta:editing-duration>
    <meta:editing-cycles>2</meta:editing-cycles>
    <meta:generator>LibreOffice/4.2.5.2$Windows_x86 LibreOffice_project/61cb170a04bb1f12e77c884eab9192be736ec5f5</meta:generator>
    <meta:document-statistic meta:table-count="1" meta:image-count="1" meta:object-count="0" meta:page-count="2" meta:paragraph-count="46" meta:word-count="450" meta:character-count="2664" meta:non-whitespace-character-count="2236"/>
  </office:meta>
</office:document-meta>
</file>